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531140295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1">Adding of files to the repository</text:p>
          <text:list>
            <text:list-item>
              <text:p text:style-name="P1">Gitfunc</text:p>
            </text:list-item>
            <text:list-item>
              <text:p text:style-name="P1">UI support</text:p>
            </text:list-item>
          </text:list>
        </text:list-item>
        <text:list-item>
          <text:p text:style-name="P1">Display of missing files; removing them from repo</text:p>
        </text:list-item>
        <text:list-item>
          <text:p text:style-name="P1">Show the former versions of a file (=&gt; create a temp file for binaries like OO.org)</text:p>
        </text:list-item>
        <text:list-item>
          <text:p text:style-name="P1">Commiting of files to the master branch</text:p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4-12T19:52:54</dc:date>
    <meta:editing-duration>PT00H13M06S</meta:editing-duration>
    <meta:editing-cycles>10</meta:editing-cycles>
    <meta:generator>OpenOffice.org/3.2$Linux OpenOffice.org_project/320m12$Build-9483</meta:generator>
    <meta:document-statistic meta:table-count="0" meta:image-count="0" meta:object-count="0" meta:page-count="1" meta:paragraph-count="14" meta:word-count="87" meta:character-count="437"/>
  </office:meta>
</office:document-meta>
</file>